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erte in kOh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norm</text:p>
          </table:table-cell>
          <table:table-cell office:value-type="string" calcext:value-type="string">
            <text:p>Inorm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lamp</text:p>
          </table:table-cell>
          <table:table-cell office:value-type="string" calcext:value-type="string">
            <text:p>Vnorm</text:p>
          </table:table-cell>
          <table:table-cell office:value-type="string" calcext:value-type="string">
            <text:p>Inorm</text:p>
          </table:table-cell>
        </table:table-row>
        <table:table-row table:style-name="ro1">
          <table:table-cell table:formula="of:=[Tabelle2.A6]" office:value-type="float" office:value="330.193356470005" calcext:value-type="float">
            <text:p>330,1933564700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Tabelle2.D5]/(([Tabelle2.B5]*1000)+([Tabelle2.A5]*1000))*1000*1000" office:value-type="float" office:value="32.5435058199839" calcext:value-type="float">
            <text:p>32,5435058199839</text:p>
          </table:table-cell>
          <table:table-cell/>
          <table:table-cell table:formula="of:=[Tabelle2.G6]" office:value-type="float" office:value="1170.79646017699" calcext:value-type="float">
            <text:p>1170,7964601769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Tabelle2.J5]/(([Tabelle2.H5]*1000)+([Tabelle2.G5]*1000))*1000*1000" office:value-type="float" office:value="11.756837098692" calcext:value-type="float">
            <text:p>11,756837098692</text:p>
          </table:table-cell>
        </table:table-row>
        <table:table-row table:style-name="ro1">
          <table:table-cell table:formula="of:=1/((((1/[Tabelle2.B5])+(1/333))/([Tabelle2.C5]-1))-(1/4500))" office:value-type="float" office:value="330.193356470005" calcext:value-type="float">
            <text:p>330,193356470005</text:p>
          </table:table-cell>
          <table:table-cell table:number-columns-repeated="5"/>
          <table:table-cell table:formula="of:=1/((((1/[Tabelle2.H5])+(10^-2))/([Tabelle2.I5]-1))-(1/2700))" office:value-type="float" office:value="1170.79646017699" calcext:value-type="float">
            <text:p>1170,796460176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58:59.540343071</meta:creation-date>
    <dc:date>2018-11-09T00:07:57.697317106</dc:date>
    <meta:editing-duration>P1DT18M27S</meta:editing-duration>
    <meta:editing-cycles>1</meta:editing-cycles>
    <meta:document-statistic meta:table-count="2" meta:cell-count="23" meta:object-count="0"/>
    <meta:generator>LibreOffice/5.2.2.2$Linux_X86_64 LibreOffice_project/20m0$Build-2</meta:generator>
  </office:meta>
</office:document-meta>
</file>